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6ca353" style:font-size-asian="10pt" style:language-asian="zxx" style:country-asian="none" style:font-weight-asian="bold" style:font-name-complex="Century Gothic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officeooo:paragraph-rsid="00018ea6" style:font-size-asian="10pt" style:language-asian="zxx" style:country-asian="none" style:font-weight-asian="bold" style:font-name-complex="Century Gothic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e86a0" style:font-size-asian="10pt" style:language-asian="zxx" style:country-asian="none" style:font-weight-asian="bold" style:font-name-complex="Century Gothic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12ee8" officeooo:paragraph-rsid="006ca353" style:font-size-asian="10pt" style:language-asian="zxx" style:country-asian="none" style:font-weight-asian="bold" style:font-name-complex="Century Gothic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52ef88" officeooo:paragraph-rsid="005e86a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52ef88" officeooo:paragraph-rsid="005e86a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language="en" fo:country="GB" fo:font-weight="bold" officeooo:paragraph-rsid="00018ea6" style:font-size-asian="10pt" style:font-weight-asian="bold" style:font-name-complex="Century Gothic" style:font-size-complex="10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paragraph-rsid="0059543e" style:text-blinking="false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3366" style:text-line-through-style="none" style:text-line-through-type="none" style:font-name="Arial" fo:font-size="10pt" fo:letter-spacing="normal" fo:font-style="normal" style:text-underline-style="none" fo:font-weight="normal" officeooo:rsid="003879c5" officeooo:paragraph-rsid="005e86a0" style:text-blinking="false" style:font-size-asian="10pt" style:font-size-complex="10pt"/>
    </style:style>
    <style:style style:name="P11" style:family="paragraph" style:parent-style-name="HTML_20_Preformatted">
      <style:text-properties style:font-name="Century Gothic" officeooo:paragraph-rsid="007dfe50" style:font-name-complex="Century Gothic"/>
    </style:style>
    <style:style style:name="P12" style:family="paragraph" style:parent-style-name="HTML_20_Preformatted">
      <style:text-properties officeooo:paragraph-rsid="007dfe50"/>
    </style:style>
    <style:style style:name="P13" style:family="paragraph" style:parent-style-name="HTML_20_Preformatted">
      <style:paragraph-properties fo:margin-left="2.54cm" fo:margin-right="0cm" fo:text-indent="-1.27cm" style:auto-text-indent="false"/>
      <style:text-properties style:font-name="Century Gothic" officeooo:paragraph-rsid="007dfe50" style:font-name-complex="Century Gothic"/>
    </style:style>
    <style:style style:name="P14" style:family="paragraph" style:parent-style-name="HTML_20_Preformatted">
      <style:paragraph-properties fo:margin-left="2.54cm" fo:margin-right="0cm" fo:text-indent="0cm" style:auto-text-indent="false"/>
      <style:text-properties style:font-name="Century Gothic" officeooo:paragraph-rsid="007dfe50" style:font-name-complex="Century Gothic"/>
    </style:style>
    <style:style style:name="P15" style:family="paragraph" style:parent-style-name="HTML_20_Preformatted">
      <style:paragraph-properties fo:margin-left="2.54cm" fo:margin-right="0cm" fo:text-indent="0cm" style:auto-text-indent="false"/>
      <style:text-properties officeooo:paragraph-rsid="007dfe50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0c637d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paragraph-rsid="005e86a0" style:font-size-asian="10pt" style:language-asian="zxx" style:country-asian="none" style:font-weight-asian="bold" style:font-name-complex="Century Gothic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en" fo:country="US" fo:font-weight="bold" officeooo:rsid="000c637d" officeooo:paragraph-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7c6b9c" officeooo:paragraph-rsid="007c6b9c" style:font-size-asian="10pt" style:language-asian="zxx" style:country-asian="none" style:font-weight-asian="bold" style:font-name-complex="Century Gothic" style:font-size-complex="10pt"/>
    </style:style>
    <style:style style:name="P20" style:family="paragraph" style:parent-style-name="Standard">
      <style:paragraph-properties fo:text-align="justify" style:justify-single-word="false"/>
      <style:text-properties officeooo:paragraph-rsid="0077fb86"/>
    </style:style>
    <style:style style:name="P21" style:family="paragraph" style:parent-style-name="Standard" style:list-style-name="WW8Num14">
      <style:paragraph-properties fo:text-align="justify" style:justify-single-word="false"/>
      <style:text-properties officeooo:paragraph-rsid="007dfe50"/>
    </style:style>
    <style:style style:name="P22" style:family="paragraph" style:parent-style-name="Standard" style:list-style-name="WW8Num14">
      <style:paragraph-properties fo:text-align="justify" style:justify-single-word="false"/>
      <style:text-properties officeooo:paragraph-rsid="009362a5"/>
    </style:style>
    <style:style style:name="P23" style:family="paragraph" style:parent-style-name="Standard">
      <style:paragraph-properties fo:text-align="justify" style:justify-single-word="false"/>
      <style:text-properties officeooo:paragraph-rsid="009362a5"/>
    </style:style>
    <style:style style:name="P24" style:family="paragraph" style:parent-style-name="Standard" style:list-style-name="WW8Num14">
      <style:paragraph-properties fo:text-align="justify" style:justify-single-word="false"/>
      <style:text-properties style:font-name="Century Gothic" fo:font-size="10pt" fo:language="en" fo:country="US" officeooo:paragraph-rsid="009362a5" style:font-size-asian="10pt" style:font-name-complex="Century Gothic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Century Gothic" fo:font-size="10pt" fo:language="en" fo:country="US" officeooo:paragraph-rsid="009362a5" style:font-size-asian="10pt" style:font-name-complex="Century Gothic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Century Gothic" fo:font-size="10pt" fo:language="en" fo:country="US" officeooo:paragraph-rsid="0094873c" style:font-size-asian="10pt" style:font-name-complex="Century Gothic" style:font-size-complex="10pt"/>
    </style:style>
    <style:style style:name="P27" style:family="paragraph" style:parent-style-name="Standard" style:list-style-name="WW8Num14">
      <style:paragraph-properties fo:text-align="justify" style:justify-single-word="false"/>
      <style:text-properties style:font-name="Century Gothic" fo:font-size="11pt" fo:language="en" fo:country="US" officeooo:paragraph-rsid="009362a5" fo:background-color="transparent" style:font-size-asian="11pt" style:font-name-complex="Century Gothic" style:font-size-complex="11pt"/>
    </style:style>
    <style:style style:name="P28" style:family="paragraph" style:parent-style-name="Standard">
      <style:paragraph-properties fo:text-align="justify" style:justify-single-word="false"/>
      <style:text-properties fo:color="#000000" style:font-name="Century Gothic" fo:font-size="10pt" fo:language="en" fo:country="US" fo:font-weight="bold" officeooo:rsid="000c637d" officeooo:paragraph-rsid="007dfe50" style:font-size-asian="10pt" style:language-asian="en" style:country-asian="US" style:font-weight-asian="bold" style:font-name-complex="Century Gothic" style:font-size-complex="10pt" style:font-weight-complex="bold"/>
    </style:style>
    <style:style style:name="P29" style:family="paragraph" style:parent-style-name="Standard" style:list-style-name="WW8Num14">
      <style:paragraph-properties fo:text-align="justify" style:justify-single-word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30" style:family="paragraph" style:parent-style-name="Standard">
      <style:paragraph-properties fo:text-align="justify" style:justify-single-word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31" style:family="paragraph" style:parent-style-name="Standard" style:list-style-name="WW8Num14">
      <style:paragraph-properties fo:text-align="justify" style:justify-single-word="false"/>
      <style:text-properties style:font-name="Courier New" fo:font-size="10pt" fo:language="en" fo:country="US" officeooo:paragraph-rsid="009362a5" style:font-size-asian="10pt" style:font-name-complex="Courier New" style:font-size-complex="10pt"/>
    </style:style>
    <style:style style:name="P32" style:family="paragraph" style:parent-style-name="Standard" style:list-style-name="WW8Num14">
      <style:paragraph-properties fo:text-align="justify" style:justify-single-word="false"/>
      <style:text-properties style:font-name="Courier New" fo:font-size="10pt" fo:language="en" fo:country="US" officeooo:paragraph-rsid="009362a5" fo:background-color="transparent" style:font-size-asian="10pt" style:font-name-complex="Courier New" style:font-size-complex="10pt"/>
    </style:style>
    <style:style style:name="P33" style:family="paragraph" style:parent-style-name="Standard" style:list-style-name="WW8Num14">
      <style:paragraph-properties fo:text-align="justify" style:justify-single-word="false"/>
      <style:text-properties officeooo:paragraph-rsid="009362a5" fo:background-color="transparent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3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7dfe50"/>
    </style:style>
    <style:style style:name="P3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entury Gothic" fo:font-size="10pt" fo:language="en" fo:country="US" officeooo:paragraph-rsid="007dfe50" style:font-size-asian="10pt" style:font-name-complex="Century Gothic" style:font-size-complex="10pt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entury Gothic" fo:font-size="10pt" fo:language="en" fo:country="US" fo:font-weight="bold" officeooo:rsid="000c637d" officeooo:paragraph-rsid="007dfe50" style:font-size-asian="10pt" style:language-asian="en" style:country-asian="US" style:font-weight-asian="bold" style:font-name-complex="Century Gothic" style:font-size-complex="10pt" style:font-weight-complex="bold"/>
    </style:style>
    <style:style style:name="P3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39" style:family="paragraph" style:parent-style-name="Standard">
      <style:paragraph-properties fo:margin-left="1.27cm" fo:margin-right="0cm" fo:text-align="justify" style:justify-single-word="false" fo:text-indent="1.249cm" style:auto-text-indent="false"/>
      <style:text-properties fo:color="#000000" style:font-name="Century Gothic" fo:font-size="10pt" fo:language="en" fo:country="US" officeooo:paragraph-rsid="007dfe50" style:font-size-asian="10pt" style:language-asian="en" style:country-asian="US" style:font-name-complex="Century Gothic" style:font-size-complex="10pt"/>
    </style:style>
    <style:style style:name="P4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Courier New" fo:font-size="10pt" fo:language="en" fo:country="US" officeooo:paragraph-rsid="0094873c" style:font-size-asian="10pt" style:font-name-complex="Courier New" style:font-size-complex="10pt"/>
    </style:style>
    <style:style style:name="P4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94873c"/>
    </style:style>
    <style:style style:name="P4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ourier New" fo:font-size="8pt" fo:language="en" fo:country="US" officeooo:paragraph-rsid="0094873c" style:font-name-asian="Courier New" style:font-size-asian="8pt" style:font-name-complex="Courier New" style:font-size-complex="8pt"/>
    </style:style>
    <style:style style:name="P4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Courier New" fo:font-size="10pt" fo:language="en" fo:country="US" officeooo:paragraph-rsid="0094873c" style:font-size-asian="10pt" style:font-name-complex="Courier New" style:font-size-complex="10pt"/>
    </style:style>
    <style:style style:name="P44" style:family="paragraph" style:parent-style-name="Standard">
      <style:paragraph-properties fo:margin-left="5.08cm" fo:margin-right="0cm" fo:text-align="justify" style:justify-single-word="false" fo:text-indent="-0.064cm" style:auto-text-indent="false"/>
      <style:text-properties fo:color="#000000" style:font-name="Courier New" fo:font-size="8pt" fo:language="en" fo:country="US" officeooo:paragraph-rsid="0094873c" style:font-size-asian="8pt" style:font-name-complex="Courier New" style:font-size-complex="8pt"/>
    </style:style>
    <style:style style:name="P45" style:family="paragraph" style:parent-style-name="Standard">
      <style:paragraph-properties fo:margin-left="5.08cm" fo:margin-right="0cm" fo:text-align="justify" style:justify-single-word="false" fo:text-indent="-0.064cm" style:auto-text-indent="false"/>
      <style:text-properties fo:color="#000000" style:font-name="Courier New" fo:font-size="8pt" fo:language="en" fo:country="US" fo:font-weight="bold" officeooo:rsid="000c637d" officeooo:paragraph-rsid="0094873c" style:font-size-asian="8pt" style:language-asian="zxx" style:country-asian="none" style:font-weight-asian="bold" style:font-name-complex="Courier New" style:font-size-complex="8pt" style:font-weight-complex="bold"/>
    </style:style>
    <style:style style:name="P46" style:family="paragraph" style:parent-style-name="Standard" style:list-style-name="WW8Num37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="Century Gothic" fo:font-size="10pt" fo:language="en" fo:country="US" officeooo:paragraph-rsid="0094873c" style:font-size-asian="10pt" style:font-name-complex="Century Gothic" style:font-size-complex="10pt"/>
    </style:style>
    <style:style style:name="P47" style:family="paragraph" style:parent-style-name="Standard" style:list-style-name="WW8Num37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officeooo:paragraph-rsid="0094873c"/>
    </style:style>
    <style:style style:name="P48" style:family="paragraph" style:parent-style-name="Standard">
      <style:paragraph-properties fo:margin-left="5.921cm" fo:margin-right="0cm" fo:text-align="justify" style:justify-single-word="false" fo:text-indent="0cm" style:auto-text-indent="false"/>
      <style:text-properties fo:color="#000000" style:font-name="Courier New" fo:font-size="8pt" fo:language="en" fo:country="US" officeooo:paragraph-rsid="0094873c" style:font-size-asian="8pt" style:font-name-complex="Courier New" style:font-size-complex="8pt"/>
    </style:style>
    <style:style style:name="P49" style:family="paragraph" style:parent-style-name="Standard">
      <style:paragraph-properties fo:margin-left="6.107cm" fo:margin-right="0cm" fo:text-align="justify" style:justify-single-word="false" fo:text-indent="0cm" style:auto-text-indent="false"/>
      <style:text-properties fo:color="#000000" style:font-name="Courier New" fo:font-size="8pt" fo:language="en" fo:country="US" officeooo:paragraph-rsid="0094873c" style:font-size-asian="8pt" style:font-name-complex="Courier New" style:font-size-complex="8pt"/>
    </style:style>
    <style:style style:name="P50" style:family="paragraph" style:parent-style-name="Standard">
      <style:paragraph-properties fo:margin-left="1.064cm" fo:margin-right="0cm" fo:text-align="justify" style:justify-single-word="false" fo:text-indent="0cm" style:auto-text-indent="false"/>
      <style:text-properties fo:color="#000000" style:font-name="Century Gothic" fo:font-size="10pt" fo:language="en" fo:country="US" officeooo:paragraph-rsid="0094873c" style:font-size-asian="10pt" style:font-name-complex="Century Gothic" style:font-size-complex="10pt"/>
    </style:style>
    <style:style style:name="T1" style:family="text">
      <style:text-properties fo:font-style="normal" fo:font-weight="normal" officeooo:rsid="00018ea6" style:font-style-asian="normal" style:font-weight-asian="normal" style:font-style-complex="normal" style:font-weight-complex="normal"/>
    </style:style>
    <style:style style:name="T2" style:family="text">
      <style:text-properties style:font-name="Century Gothic" fo:font-size="10pt" fo:language="en" fo:country="US" style:font-name-asian="Century Gothic" style:font-size-asian="10pt" style:font-name-complex="Century Gothic" style:font-size-complex="10pt"/>
    </style:style>
    <style:style style:name="T3" style:family="text">
      <style:text-properties style:font-name="Century Gothic" fo:font-size="10pt" fo:language="en" fo:country="US" style:font-size-asian="10pt" style:font-name-complex="Century Gothic" style:font-size-complex="10pt"/>
    </style:style>
    <style:style style:name="T4" style:family="text">
      <style:text-properties style:font-name="Century Gothic" fo:font-size="10pt" fo:language="en" fo:country="US" officeooo:rsid="007dfe50" style:font-size-asian="10pt" style:font-name-complex="Century Gothic" style:font-size-complex="10pt"/>
    </style:style>
    <style:style style:name="T5" style:family="text">
      <style:text-properties style:font-name="Century Gothic" fo:font-size="10pt" fo:language="en" fo:country="US" officeooo:rsid="009362a5" style:font-size-asian="10pt" style:font-name-complex="Century Gothic" style:font-size-complex="10pt"/>
    </style:style>
    <style:style style:name="T6" style:family="text">
      <style:text-properties style:font-name="Century Gothic" fo:font-size="10pt" fo:language="en" fo:country="US" fo:font-style="italic" style:font-size-asian="10pt" style:font-style-asian="italic" style:font-name-complex="Century Gothic" style:font-size-complex="10pt"/>
    </style:style>
    <style:style style:name="T7" style:family="text">
      <style:text-properties style:font-name="Century Gothic" fo:font-size="10pt" fo:language="en" fo:country="US" fo:font-weight="bold" officeooo:rsid="000c637d" style:font-size-asian="10pt" style:language-asian="zxx" style:country-asian="none" style:font-weight-asian="bold" style:font-name-complex="Century Gothic" style:font-size-complex="10pt" style:font-weight-complex="bold"/>
    </style:style>
    <style:style style:name="T8" style:family="text">
      <style:text-properties style:font-name="Century Gothic" fo:font-size="10pt" style:font-size-asian="10pt" style:font-name-complex="Century Gothic" style:font-size-complex="10pt"/>
    </style:style>
    <style:style style:name="T9" style:family="text">
      <style:text-properties style:font-name="Century Gothic" style:font-name-complex="Century Gothic"/>
    </style:style>
    <style:style style:name="T10" style:family="text">
      <style:text-properties style:font-name="Century Gothic" officeooo:rsid="007dfe50" style:font-name-complex="Century Gothic"/>
    </style:style>
    <style:style style:name="T11" style:family="text">
      <style:text-properties style:font-name="Century Gothic" style:font-name-asian="Century Gothic" style:font-name-complex="Century Gothic"/>
    </style:style>
    <style:style style:name="T12" style:family="text">
      <style:text-properties style:font-name="Century Gothic" fo:font-style="italic" style:font-style-asian="italic" style:font-name-complex="Century Gothic"/>
    </style:style>
    <style:style style:name="T13" style:family="text">
      <style:text-properties fo:color="#000000"/>
    </style:style>
    <style:style style:name="T14" style:family="text">
      <style:text-properties fo:color="#000000" style:font-name="Century Gothic" fo:font-size="10pt" fo:language="en" fo:country="US" style:font-size-asian="10pt" style:language-asian="en" style:country-asian="US" style:font-name-complex="Century Gothic" style:font-size-complex="10pt"/>
    </style:style>
    <style:style style:name="T15" style:family="text">
      <style:text-properties fo:color="#000000" style:font-name="Century Gothic" fo:font-size="10pt" fo:language="en" fo:country="US" style:font-name-asian="Century Gothic" style:font-size-asian="10pt" style:language-asian="en" style:country-asian="US" style:font-name-complex="Century Gothic" style:font-size-complex="10pt"/>
    </style:style>
    <style:style style:name="T16" style:family="text">
      <style:text-properties fo:color="#000000" style:font-name="Courier New" fo:font-size="8pt" fo:language="en" fo:country="US" style:font-name-asian="Courier New" style:font-size-asian="8pt" style:font-name-complex="Courier New" style:font-size-complex="8pt"/>
    </style:style>
    <style:style style:name="T17" style:family="text">
      <style:text-properties style:font-name="Mathematica1" fo:font-size="10pt" fo:language="en" fo:country="US" style:font-name-asian="Mathematica1" style:font-size-asian="10pt" style:font-name-complex="Mathematica1" style:font-size-complex="10pt"/>
    </style:style>
    <style:style style:name="T18" style:family="text">
      <style:text-properties style:font-name="Arial" fo:font-size="10pt" fo:language="en" fo:country="GB" fo:font-weight="bold" style:font-size-asian="10pt" style:font-weight-asian="bold" style:font-name-complex="Century Gothic" style:font-size-complex="10pt"/>
    </style:style>
    <style:style style:name="T19" style:family="text">
      <style:text-properties officeooo:rsid="00018ea6"/>
    </style:style>
    <style:style style:name="T20" style:family="text">
      <style:text-properties officeooo:rsid="0079dc67"/>
    </style:style>
    <style:style style:name="T21" style:family="text">
      <style:text-properties officeooo:rsid="007dfe50"/>
    </style:style>
    <style:style style:name="T22" style:family="text">
      <style:text-properties style:font-name-asian="Century Gothic"/>
    </style:style>
    <style:style style:name="T23" style:family="text">
      <style:text-properties style:font-name-asian="Courier New"/>
    </style:style>
    <style:style style:name="T24" style:family="text">
      <style:text-properties officeooo:rsid="008853bf"/>
    </style:style>
    <style:style style:name="T25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26" style:family="text">
      <style:text-properties officeooo:rsid="009362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Exercise 1: Part <text:span text:style-name="T20">3</text:span></text:p>
      <text:p text:style-name="P2"/>
      <text:p text:style-name="P19">Loops <text:span text:style-name="T21">and functions</text:span></text:p>
      <text:p text:style-name="P1"/>
      <text:p text:style-name="P4">Python Programming Bootcamp by Dr Rohitash Chandra</text:p>
      <text:p text:style-name="P4">UNSW, 2021</text:p>
      <text:p text:style-name="P1"><text:span text:style-name="T19"><text:s/></text:span><text:span text:style-name="T1"><text:s/></text:span></text:p>
      <text:p text:style-name="P3"><text:s/></text:p>
      <text:p text:style-name="P8"/>
      <text:p text:style-name="P8">Description</text:p>
      <text:p text:style-name="P20"><text:span text:style-name="T18"><text:s/></text:span></text:p>
      <text:p text:style-name="P20"><text:span text:style-name="T7"><text:s/></text:span></text:p>
      <text:p text:style-name="P30"/>
      <text:list xml:id="list3357753563" text:style-name="WW8Num14">
        <text:list-item>
          <text:p text:style-name="P24">Write a <text:span text:style-name="T26">function </text:span>that reads integer values until the integer value 0 is entered and compute and display the sum and average value of the sequence of integers. Notice that the very first integer entered may be 0. (10 points)</text:p>
          <text:p text:style-name="P24"/>
        </text:list-item>
        <text:list-item>
          <text:p text:style-name="P24">Modify the <text:span text:style-name="T26">function </text:span><text:s/>as follows: first enter the number n of integers to be read and then read n integer values. Implement solutions using a while-loop and for-loop (<text:span text:style-name="T26">1</text:span>0 points)</text:p>
          <text:p text:style-name="P24"/>
        </text:list-item>
        <text:list-item>
          <text:p text:style-name="P24">Modify your <text:span text:style-name="T26">function</text:span> to find and print the minimum and maximum values of the sequence of integers entered. (10 points)</text:p>
          <text:p text:style-name="P24"/>
        </text:list-item>
        <text:list-item>
          <text:p text:style-name="P22"><text:span text:style-name="T3">Modify your program to find and print the smallest and second smallest and largest and second largest values, respectively, of the sequence of integers entered. <text:s/>(</text:span><text:span text:style-name="T5">1</text:span><text:span text:style-name="T3">0 points)</text:span></text:p>
        </text:list-item>
      </text:list>
      <text:p text:style-name="P23"><text:span text:style-name="T3"/></text:p>
      <text:list xml:id="list205906872739153" text:continue-numbering="true" text:style-name="WW8Num14">
        <text:list-item>
          <text:p text:style-name="P22"><text:span text:style-name="T5">Y</text:span><text:span text:style-name="T3">ou will familiarize yourself with while loops and implement two versions of the well-known Euclid’s algorithm for computing the greatest common divisor of two numbers. The first version </text:span><text:span text:style-name="T5">function </text:span><text:span text:style-name="T3"><text:s/>that you will implement is as follows (10 points):</text:span></text:p>
          <text:p text:style-name="P24"/>
          <text:p text:style-name="P32">/* assume positive integers a and b are given as input */</text:p>
          <text:p text:style-name="P32">/* gcd(a, b) = gcd(a-b, b) (a&gt;b) */</text:p>
          <text:p text:style-name="P32"/>
          <text:p text:style-name="P33"><text:span text:style-name="T25">WHILE b </text:span><text:span text:style-name="T17"></text:span><text:span text:style-name="T25"> 0 DO</text:span></text:p>
          <text:p text:style-name="P32">{</text:p>
          <text:p text:style-name="P32"><text:tab/>IF a &gt; b THEN</text:p>
          <text:p text:style-name="P32"><text:tab/><text:tab/>a = a - b</text:p>
          <text:p text:style-name="P32"><text:tab/>ELSE</text:p>
          <text:p text:style-name="P32"><text:tab/><text:tab/>b = b - a</text:p>
          <text:p text:style-name="P32">}</text:p>
          <text:p text:style-name="P32">/* gcd(a, b) = a */</text:p>
          <text:p text:style-name="P27"/>
          <text:p text:style-name="P24"/>
          <text:p text:style-name="P22"><text:span text:style-name="T3">The second version of this <text:s/></text:span><text:span text:style-name="T5">function </text:span><text:span text:style-name="T3"><text:s/>is as follows (10 points):</text:span></text:p>
          <text:p text:style-name="P24"/>
          <text:p text:style-name="P31">/* assume positive integers a and b are given as input */</text:p>
          <text:p text:style-name="P31">/* gcd(a, b) = gcd(a, a mod b) /*</text:p>
          <text:p text:style-name="P31"/>
          <text:p text:style-name="P22"><text:span text:style-name="T25">WHILE b </text:span><text:span text:style-name="T17"></text:span><text:span text:style-name="T25"> 0 DO</text:span></text:p>
          <text:p text:style-name="P31">{</text:p>
          <text:p text:style-name="P31"><text:tab/>t = b;</text:p>
          <text:p text:style-name="P31"><text:tab/>b = a mod b;</text:p>
          <text:p text:style-name="P31"><text:tab/>a = t;</text:p>
          <text:p text:style-name="P31">}</text:p>
          <text:p text:style-name="P31">/* gcd(a, b) = a */</text:p>
        </text:list-item>
      </text:list>
      <text:p text:style-name="P25"/>
      <text:p text:style-name="P25"/>
      <text:list xml:id="list205907468208633" text:continue-numbering="true" text:style-name="WW8Num14">
        <text:list-item>
          <text:p text:style-name="P22"><text:soft-page-break/><text:span text:style-name="T3">Extend the </text:span><text:span text:style-name="T5">previous functions </text:span><text:span text:style-name="T3"><text:s/>to output the values of each of the variables after each run thr</text:span><text:span text:style-name="T5">o</text:span><text:span text:style-name="T3">u</text:span><text:span text:style-name="T5">gh</text:span><text:span text:style-name="T3"> the while-loop as well as the total number of runs thru the respective while-loops before the final result is printed. What input values for a and b result in the while loop executed the most number of times? (20 points)</text:span></text:p>
          <text:p text:style-name="P21"><text:span text:style-name="T3"/></text:p>
        </text:list-item>
        <text:list-item>
          <text:p text:style-name="P21"><text:span text:style-name="T3">The following is a </text:span><text:span text:style-name="T4">function </text:span><text:span text:style-name="T3">that determines whether or not a given a number </text:span><text:span text:style-name="T6">n</text:span><text:span text:style-name="T3"> is prime. <text:s/>(20 points)</text:span></text:p>
        </text:list-item>
      </text:list>
      <text:p text:style-name="P36"/>
      <text:p text:style-name="P13"><text:tab/> <text:s/>isPrime = TRUE;</text:p>
      <text:p text:style-name="P13"/>
      <text:p text:style-name="P12"><text:span text:style-name="T11"><text:s text:c="12"/></text:span><text:span text:style-name="T9"><text:tab/> <text:s text:c="9"/>FOR primeFactor = 2 to n-1 DO</text:span></text:p>
      <text:p text:style-name="P12"><text:span text:style-name="T11"><text:s text:c="39"/></text:span><text:span text:style-name="T9">IF n is divisible by primeFactor THEN</text:span></text:p>
      <text:p text:style-name="P12"><text:span text:style-name="T9"><text:tab/> <text:s text:c="34"/>isPrime = FALSE;</text:span></text:p>
      <text:p text:style-name="P11"/>
      <text:p text:style-name="P11"><text:span text:style-name="T22"><text:s text:c="25"/></text:span>IF isPrime THEN</text:p>
      <text:p text:style-name="P12"><text:span text:style-name="T11"><text:s text:c="37"/></text:span><text:span text:style-name="T9">Output “number n is prime”</text:span></text:p>
      <text:p text:style-name="P12"><text:span text:style-name="T9"><text:tab/><text:tab/> <text:s text:c="8"/></text:span><text:span text:style-name="T10">Return TRUE</text:span></text:p>
      <text:p text:style-name="P11"><text:span text:style-name="T22"><text:s text:c="25"/></text:span>ELSE</text:p>
      <text:p text:style-name="P15"><text:span text:style-name="T23"><text:s text:c="3"/></text:span><text:tab/>Output “number n is not prime”</text:p>
      <text:p text:style-name="P15"><text:tab/><text:span text:style-name="T21">Return FALSE</text:span></text:p>
      <text:p text:style-name="P15"/>
      <text:p text:style-name="P14"/>
      <text:list xml:id="list205907842835273" text:continue-numbering="true" text:style-name="WW8Num14">
        <text:list-item>
          <text:p text:style-name="P21"><text:span text:style-name="T3">Write a </text:span><text:span text:style-name="T4">function</text:span><text:span text:style-name="T3"> for finding the first </text:span><text:span text:style-name="T6">N</text:span><text:span text:style-name="T3"> prime numbers. We already know how to test whether or not a number is prime. We will use this algorithm for finding the first </text:span><text:span text:style-name="T6">N</text:span><text:span text:style-name="T3"> prime numbers as follows: (20 points)</text:span></text:p>
        </text:list-item>
      </text:list>
      <text:p text:style-name="P36"/>
      <text:p text:style-name="P15"><text:span text:style-name="T9">Start with n=2;</text:span></text:p>
      <text:p text:style-name="P12"><text:span text:style-name="T11"><text:s text:c="3"/></text:span><text:span text:style-name="T9"><text:tab/> <text:s text:c="8"/>Assume the number n is prime; </text:span></text:p>
      <text:p text:style-name="P12"><text:span text:style-name="T11"><text:s text:c="26"/></text:span><text:span text:style-name="T9">WHILE we have not yet found </text:span><text:span text:style-name="T12">N</text:span><text:span text:style-name="T9"> prime numbers DO</text:span></text:p>
      <text:p text:style-name="P11"><text:span text:style-name="T22"><text:s text:c="26"/></text:span>{</text:p>
      <text:p text:style-name="P12"><text:span text:style-name="T11"><text:s/></text:span><text:span text:style-name="T9"><text:tab/> <text:s text:c="22"/>Test divisibility of n by all potential factors between 2 and </text:span></text:p>
      <text:p text:style-name="P12"><text:span text:style-name="T11"><text:s text:c="39"/></text:span><text:span text:style-name="T9">The square root of n itself;</text:span></text:p>
      <text:p text:style-name="P12"><text:span text:style-name="T11"><text:s text:c="28"/></text:span><text:span text:style-name="T9"><text:tab/> <text:s text:c="6"/>IF n is divisible by any of these numbers THEN</text:span></text:p>
      <text:p text:style-name="P12"><text:span text:style-name="T9"><text:tab/> <text:s text:c="36"/>n it is not prime</text:span></text:p>
      <text:p text:style-name="P11"><text:span text:style-name="T22"><text:s text:c="40"/></text:span>ELSE</text:p>
      <text:p text:style-name="P11"><text:tab/> <text:s text:c="22"/>{</text:p>
      <text:p text:style-name="P12"><text:span text:style-name="T11"><text:s text:c="54"/></text:span><text:span text:style-name="T9">n</text:span><text:span text:style-name="T12"> </text:span><text:span text:style-name="T9">is prime;</text:span></text:p>
      <text:p text:style-name="P12"><text:span text:style-name="T11"><text:s text:c="54"/></text:span><text:span text:style-name="T9">count it;</text:span></text:p>
      <text:p text:style-name="P11"><text:span text:style-name="T22"><text:s text:c="40"/></text:span>}</text:p>
      <text:p text:style-name="P12"><text:span text:style-name="T11"><text:s text:c="39"/></text:span><text:span text:style-name="T9">check next number n;</text:span></text:p>
      <text:p text:style-name="P11"><text:span text:style-name="T22"><text:s text:c="27"/></text:span>}</text:p>
      <text:p text:style-name="P36"/>
      <text:p text:style-name="P38"/>
      <text:list xml:id="list205907661950813" text:continue-numbering="true" text:style-name="WW8Num14">
        <text:list-item>
          <text:p text:style-name="P29">Write a <text:span text:style-name="T24">function </text:span>that finds all prime numbers between a lower and upper limit. (20 points) </text:p>
        </text:list-item>
      </text:list>
      <text:p text:style-name="P38"/>
      <text:list xml:id="list205908093260212" text:continue-numbering="true" text:style-name="WW8Num14">
        <text:list-item>
          <text:p text:style-name="P21"><text:a xlink:type="simple" xlink:href="http://www.algebra.com/algebra/homework/divisibility/Integer_factorization&amp;action=edit&amp;section=1.wikipedia" text:style-name="Internet_20_link" text:visited-style-name="Visited_20_Internet_20_Link">By the </text:a><text:a xlink:type="simple" xlink:href="http://en.wikipedia.org/wiki/wiki/Fundamental_theorem_of_arithmetic" text:style-name="Internet_20_link" text:visited-style-name="Visited_20_Internet_20_Link">fundamental theorem of arithmetic</text:a><text:span text:style-name="T14">, every positive integer greater than 1 has a unique prime factorization. However, the fundamental theorem of arithmetic gives no insight into how to obtain an integer's prime factorization; it only guarantees its existence. </text:span></text:p>
        </text:list-item>
      </text:list>
      <text:p text:style-name="P34"/>
      <text:p text:style-name="P34"/>
      <text:p text:style-name="P34"/>
      <text:p text:style-name="P34"/>
      <text:p text:style-name="P34">Examples:</text:p>
      <text:p text:style-name="P34"/>
      <text:p text:style-name="P35"><text:span text:style-name="T15"><text:s text:c="13"/></text:span><text:span text:style-name="T14">46 = 2 * 23<text:tab/><text:tab/>48 = 2 * 2 * 2 * 2 * 3 <text:s text:c="12"/>51 = 3 * 17<text:tab/><text:tab/><text:tab/></text:span></text:p>
      <text:p text:style-name="P35"><text:span text:style-name="T15"><text:s text:c="12"/></text:span><text:span text:style-name="T14">142 = 2 * 71 <text:s text:c="16"/>144 = 2 * 2 * 2 * 2 * 3 * 3 </text:span><text:bookmark text:name="Practical_applications"/></text:p>
      <text:p text:style-name="P39"/>
      <text:p text:style-name="P34"><text:soft-page-break/>Write a <text:span text:style-name="T24">function </text:span><text:s/>that computes the prime factorization of a given composite number <text:span text:style-name="T24">entered by the user</text:span>. (40 points)</text:p>
      <text:p text:style-name="P37"/>
      <text:p text:style-name="P37"/>
      <text:p text:style-name="P37"/>
      <text:p text:style-name="P37"/>
      <text:p text:style-name="P37"/>
      <text:p text:style-name="P28"/>
      <text:p text:style-name="P18"/>
      <text:p text:style-name="P18"/>
      <text:p text:style-name="P18"/>
      <text:p text:style-name="P18">Resources: </text:p>
      <text:p text:style-name="P18"/>
      <text:list xml:id="list2739989549" text:style-name="L1">
        <text:list-item>
          <text:p text:style-name="P16"><text:a xlink:type="simple" xlink:href="https://en.wikipedia.org/wiki/Euclidean_algorithm" text:style-name="Internet_20_link" text:visited-style-name="Visited_20_Internet_20_Link">https://en.wikipedia.org/wiki/Euclidean_algorithm</text:a></text:p>
        </text:list-item>
        <text:list-item>
          <text:p text:style-name="P16"><text:a xlink:type="simple" xlink:href="https://stackoverflow.com/questions/4676204/how-to-print-an-isosceles-triangle/17771080" text:style-name="Internet_20_link" text:visited-style-name="Visited_20_Internet_20_Link">https://stackoverflow.com/questions/4676204/how-to-print-an-isosceles-triangle/17771080</text:a></text:p>
        </text:list-item>
        <text:list-item>
          <text:p text:style-name="P16"><text:a xlink:type="simple" xlink:href="https://en.wikipedia.org/wiki/Prime_number" text:style-name="Internet_20_link" text:visited-style-name="Visited_20_Internet_20_Link">https://en.wikipedia.org/wiki/Prime_number</text:a></text:p>
        </text:list-item>
        <text:list-item>
          <text:p text:style-name="P16"><text:a xlink:type="simple" xlink:href="https://en.wikipedia.org/wiki/Fundamental_theorem_of_arithmetic" text:style-name="Internet_20_link" text:visited-style-name="Visited_20_Internet_20_Link">https://en.wikipedia.org/wiki/Fundamental_theorem_of_arithmetic</text:a></text:p>
          <text:p text:style-name="P16"/>
        </text:list-item>
      </text:list>
      <text:p text:style-name="P9"/>
      <text:p text:style-name="P9"/>
      <text:p text:style-name="P7">Acknowledgment </text:p>
      <text:p text:style-name="P6"/>
      <text:p text:style-name="P6">The assignment is adapted from exercise designed by Prof. Christian Omlin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1" svg:font-family="Mathematica1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CMR12" svg:font-family="CMR12"/>
    <style:font-face style:name="Lohit Hindi1" svg:font-family="'Lohit Hindi'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entury Gothic" fo:font-family="'Century Gothic'" style:font-family-generic="swiss" style:font-pitch="variable" fo:font-size="10pt" fo:language="en" fo:country="US" fo:font-weight="normal" style:font-size-asian="10pt" style:font-weight-asian="normal" style:font-name-complex="Century Gothic" style:font-family-complex="'Century Gothic'" style:font-family-generic-complex="swiss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8-26T20:59:05.831344748</dc:date>
    <meta:editing-duration>PT4H59M29S</meta:editing-duration>
    <meta:editing-cycles>111</meta:editing-cycles>
    <meta:document-statistic meta:table-count="0" meta:image-count="0" meta:object-count="0" meta:page-count="3" meta:paragraph-count="76" meta:word-count="641" meta:character-count="4227" meta:non-whitespace-character-count="2899"/>
  </office:meta>
</office:document-meta>
</file>